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3" style:family="graphic" style:parent-style-name="standard">
      <style:graphic-properties svg:stroke-width="0.05cm" svg:stroke-color="#000000" draw:marker-start="Circle" draw:marker-start-width="0.38cm" draw:marker-end="Arrow" draw:marker-end-width="0.38cm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0.8cm" fo:min-width="0.1cm"/>
    </style:style>
    <style:style style:name="gr5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9" style:family="graphic" style:parent-style-name="objectwithoutfill">
      <style:graphic-properties draw:stroke="dash" draw:stroke-dash="Long_20_Dot"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2cm" fo:min-width="0.638cm"/>
    </style:style>
    <style:style style:name="gr1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217cm" fo:min-width="0.3cm" fo:padding-top="0.15cm" fo:padding-bottom="0.15cm" fo:padding-left="0.275cm" fo:padding-right="0.275cm"/>
      <style:paragraph-properties style:writing-mode="lr-tb"/>
    </style:style>
    <style:style style:name="gr13" style:family="graphic" style:parent-style-name="objectwithoutfill">
      <style:graphic-properties svg:stroke-width="0.05cm" svg:stroke-color="#000000" draw:marker-start-width="0.28cm" draw:marker-end-width="0.28cm" draw:fill="solid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167cm" fo:min-width="0.2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6.748cm" fo:min-width="0cm"/>
    </style:style>
    <style:style style:name="gr16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.2cm" fo:min-width="1.688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draw:layer="layout" svg:width="1.6cm" svg:height="1.6cm" svg:x="2cm" svg:y="2.1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3.6cm" svg:y="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3.6cm" svg:y="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5.2cm" svg:y="4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4.4cm" svg:y1="5.6cm" svg:x2="4.4cm" svg:y2="7.7cm">
            <text:p/>
          </draw:line>
          <draw:line draw:style-name="gr3" draw:text-style-name="P1" draw:layer="layout" svg:x1="5.9cm" svg:y1="5.8cm" svg:x2="8.5cm" svg:y2="5.8cm">
            <text:p/>
          </draw:line>
          <draw:custom-shape draw:style-name="gr2" draw:text-style-name="P2" draw:layer="layout" svg:width="1.6cm" svg:height="1.6cm" svg:x="8.975cm" svg:y="4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10.575cm" svg:y="4.8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9.775cm" svg:y1="5.575cm" svg:x2="9.775cm" svg:y2="7.675cm">
            <text:p/>
          </draw:line>
          <draw:line draw:style-name="gr3" draw:text-style-name="P1" draw:layer="layout" svg:x1="11.275cm" svg:y1="5.775cm" svg:x2="13.875cm" svg:y2="5.775cm">
            <text:p/>
          </draw:line>
          <draw:custom-shape draw:style-name="gr2" draw:text-style-name="P2" draw:layer="layout" svg:width="1.6cm" svg:height="1.6cm" svg:x="14.25cm" svg:y="4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15.85cm" svg:y="4.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5.05cm" svg:y1="5.55cm" svg:x2="15.05cm" svg:y2="7.65cm">
            <text:p/>
          </draw:line>
          <draw:line draw:style-name="gr3" draw:text-style-name="P1" draw:layer="layout" svg:x1="16.55cm" svg:y1="5.75cm" svg:x2="19.15cm" svg:y2="5.75cm">
            <text:p/>
          </draw:line>
          <draw:custom-shape draw:style-name="gr2" draw:text-style-name="P2" draw:layer="layout" svg:width="1.6cm" svg:height="1.6cm" svg:x="19.625cm" svg:y="4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21.225cm" svg:y="4.8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0.425cm" svg:y1="5.525cm" svg:x2="20.425cm" svg:y2="7.625cm">
            <text:p/>
          </draw:line>
          <draw:line draw:style-name="gr3" draw:text-style-name="P1" draw:layer="layout" svg:x1="21.925cm" svg:y1="5.725cm" svg:x2="24.525cm" svg:y2="5.725cm">
            <text:p/>
          </draw:line>
          <draw:custom-shape draw:style-name="gr1" draw:text-style-name="P2" draw:layer="layout" svg:width="1.6cm" svg:height="1.6cm" svg:x="3.7cm" svg:y="8.1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5.3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6.1cm" svg:y1="8.8cm" svg:x2="6.1cm" svg:y2="10.9cm">
            <text:p/>
          </draw:line>
          <draw:custom-shape draw:style-name="gr1" draw:text-style-name="P2" draw:layer="layout" svg:width="1.6cm" svg:height="1.6cm" svg:x="8.9cm" svg:y="8.075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10.5cm" svg:y="8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1.3cm" svg:y1="8.775cm" svg:x2="11.3cm" svg:y2="10.875cm">
            <text:p/>
          </draw:line>
          <draw:custom-shape draw:style-name="gr1" draw:text-style-name="P2" draw:layer="layout" svg:width="1.6cm" svg:height="1.6cm" svg:x="14.2cm" svg:y="8.075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15.8cm" svg:y="8.0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6.6cm" svg:y1="8.775cm" svg:x2="16.6cm" svg:y2="10.875cm">
            <text:p/>
          </draw:line>
          <draw:custom-shape draw:style-name="gr1" draw:text-style-name="P2" draw:layer="layout" svg:width="1.6cm" svg:height="1.6cm" svg:x="19.6cm" svg:y="8.05cm">
            <text:p text:style-name="P1">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21.2cm" svg:y="8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cm" svg:y1="8.75cm" svg:x2="22cm" svg:y2="10.85cm">
            <text:p/>
          </draw:line>
          <draw:custom-shape draw:style-name="gr1" draw:text-style-name="P2" draw:layer="layout" svg:width="1.6cm" svg:height="1.6cm" svg:x="2.7cm" svg:y="13.775cm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4.3cm" svg:y="13.7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5.1cm" svg:y1="14.475cm" svg:x2="5.1cm" svg:y2="16.575cm">
            <text:p/>
          </draw:line>
          <draw:custom-shape draw:style-name="gr2" draw:text-style-name="P2" draw:layer="layout" svg:width="1.6cm" svg:height="1.6cm" svg:x="5.9cm" svg:y="13.7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6.6cm" svg:y1="14.7cm" svg:x2="9.2cm" svg:y2="14.7cm">
            <text:p/>
          </draw:line>
          <draw:custom-shape draw:style-name="gr1" draw:text-style-name="P2" draw:layer="layout" svg:width="1.6cm" svg:height="1.6cm" svg:x="4.275cm" svg:y="17.05cm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5.875cm" svg:y="17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6.675cm" svg:y1="17.75cm" svg:x2="6.675cm" svg:y2="19.85cm">
            <text:p/>
          </draw:line>
          <draw:custom-shape draw:style-name="gr2" draw:text-style-name="P2" draw:layer="layout" svg:width="1.6cm" svg:height="1.6cm" svg:x="7.475cm" svg:y="17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175cm" svg:y1="17.975cm" svg:x2="10.775cm" svg:y2="17.975cm">
            <text:p/>
          </draw:line>
          <draw:custom-shape draw:style-name="gr1" draw:text-style-name="P2" draw:layer="layout" svg:width="1.6cm" svg:height="1.6cm" svg:x="11.15cm" svg:y="17.025cm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12.75cm" svg:y="17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3.55cm" svg:y1="17.725cm" svg:x2="13.55cm" svg:y2="19.825cm">
            <text:p/>
          </draw:line>
          <draw:custom-shape draw:style-name="gr2" draw:text-style-name="P2" draw:layer="layout" svg:width="1.6cm" svg:height="1.6cm" svg:x="14.35cm" svg:y="17.0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15.05cm" svg:y1="17.95cm" svg:x2="17.65cm" svg:y2="17.95cm">
            <text:p/>
          </draw:line>
          <draw:custom-shape draw:style-name="gr1" draw:text-style-name="P2" draw:layer="layout" svg:width="1.6cm" svg:height="1.6cm" svg:x="18.225cm" svg:y="17cm">
            <text:p text:style-name="P1">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.6cm" svg:height="1.6cm" svg:x="19.825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0.625cm" svg:y1="17.7cm" svg:x2="20.625cm" svg:y2="19.8cm">
            <text:p/>
          </draw:line>
          <draw:custom-shape draw:style-name="gr2" draw:text-style-name="P2" draw:layer="layout" svg:width="1.6cm" svg:height="1.6cm" svg:x="21.425cm" svg:y="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22.125cm" svg:y1="17.925cm" svg:x2="24.725cm" svg:y2="17.925cm">
            <text:p/>
          </draw:line>
          <draw:custom-shape draw:style-name="gr4" draw:text-style-name="P1" draw:layer="layout" svg:width="1.2cm" svg:height="1.2cm" svg:x="13.4cm" svg:y="11.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3" draw:layer="layout" svg:width="10.5cm" svg:height="0.962cm" svg:x="15.2cm" svg:y="11.8cm">
            <draw:text-box>
              <text:p>Transformation en arbre binaire</text:p>
            </draw:text-box>
          </draw:frame>
        </draw:g>
        <draw:line draw:style-name="gr3" draw:text-style-name="P1" draw:layer="layout" svg:x1="4.4cm" svg:y1="2.7cm" svg:x2="4.45cm" svg:y2="4.65cm">
          <text:p/>
        </draw:line>
      </draw:page>
      <draw:page draw:name="page2" draw:style-name="dp1" draw:master-page-name="Standard">
        <draw:custom-shape draw:style-name="gr6" draw:text-style-name="P2" draw:layer="layout" svg:width="1cm" svg:height="1cm" svg:x="4cm" svg:y="3.6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4.1cm" svg:y1="4.6cm" svg:x2="3.4cm" svg:y2="5.7cm">
          <text:p/>
        </draw:line>
        <draw:frame draw:style-name="gr8" draw:text-style-name="P3" draw:layer="layout" svg:width="1.7cm" svg:height="1.3cm" svg:x="2.6cm" svg:y="5.7cm">
          <draw:text-box>
            <text:p>a</text:p>
          </draw:text-box>
        </draw:frame>
        <draw:line draw:style-name="gr9" draw:text-style-name="P4" draw:layer="layout" svg:x1="5cm" svg:y1="4.5cm" svg:x2="5.7cm" svg:y2="5.6cm">
          <text:p/>
        </draw:line>
        <draw:frame draw:style-name="gr10" draw:text-style-name="P3" draw:layer="layout" svg:width="1.1cm" svg:height="1.1cm" svg:x="5.7cm" svg:y="5.6cm">
          <draw:text-box>
            <text:p>l</text:p>
          </draw:text-box>
        </draw:frame>
        <draw:custom-shape draw:style-name="gr6" draw:text-style-name="P2" draw:layer="layout" svg:width="1cm" svg:height="1cm" svg:x="3.4cm" svg:y="9.288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4" draw:layer="layout" svg:x1="3.912cm" svg:y1="10.4cm" svg:x2="3.912cm" svg:y2="11.7cm">
          <text:p/>
        </draw:line>
        <draw:frame draw:style-name="gr10" draw:text-style-name="P3" draw:layer="layout" svg:width="1.1cm" svg:height="1.1cm" svg:x="3.612cm" svg:y="11.7cm">
          <draw:text-box>
            <text:p>l</text:p>
          </draw:text-box>
        </draw:frame>
        <draw:custom-shape draw:style-name="gr11" draw:text-style-name="P1" draw:layer="layout" svg:width="1.3cm" svg:height="0.9cm" svg:x="5.312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1cm" svg:x="7.012cm" svg:y="9.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6cm" svg:height="1.4cm" svg:x="6.712cm" svg:y="11.2cm">
          <text:p text:style-name="P1">g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7.512cm" svg:y1="10.1cm" svg:x2="7.512cm" svg:y2="11.2cm">
          <text:p/>
        </draw:line>
        <draw:frame draw:style-name="gr5" draw:text-style-name="P3" draw:layer="layout" svg:width="1.7cm" svg:height="0.962cm" svg:x="11.212cm" svg:y="10.3cm">
          <draw:text-box>
            <text:p>a</text:p>
          </draw:text-box>
        </draw:frame>
        <draw:custom-shape draw:style-name="gr11" draw:text-style-name="P1" draw:layer="layout" svg:width="1.3cm" svg:height="0.9cm" svg:x="12.612cm" svg:y="10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1cm" svg:x="14.512cm" svg:y="9.10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4cm" svg:x="14.212cm" svg:y="11.201cm">
          <text:p text:style-name="P1">g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15.012cm" svg:y1="10.101cm" svg:x2="15.012cm" svg:y2="11.201cm">
          <text:p/>
        </draw:line>
        <draw:custom-shape draw:style-name="gr15" draw:text-style-name="P1" draw:layer="layout" svg:width="1cm" svg:height="7.997cm" draw:transform="rotate (1.58231549985806) translate (7.412cm 5.1cm)">
          <text:p/>
          <draw:enhanced-geometry svg:viewBox="0 0 21600 21600" draw:text-areas="?f0 0 ?f2 ?f5" draw:type="down-arrow" draw:modifiers="17864.9662415604 5631.9680319680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cm" svg:height="1cm" svg:x="16.101cm" svg:y="2.2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16.601cm" svg:y1="3.2cm" svg:x2="16.601cm" svg:y2="4.3cm">
          <text:p/>
        </draw:line>
        <draw:custom-shape draw:style-name="gr6" draw:text-style-name="P2" draw:layer="layout" svg:width="1cm" svg:height="1cm" svg:x="16.1cm" svg:y="4.3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4cm" svg:x="15.8cm" svg:y="6.4cm">
          <text:p text:style-name="P1">g2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16.6cm" svg:y1="5.3cm" svg:x2="16.6cm" svg:y2="6.4cm">
          <text:p/>
        </draw:line>
        <draw:custom-shape draw:style-name="gr14" draw:text-style-name="P2" draw:layer="layout" svg:width="1.6cm" svg:height="1.4cm" svg:x="18.7cm" svg:y="4.1cm">
          <text:p text:style-name="P1">g1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17.1cm" svg:y1="4.9cm" svg:x2="19cm" svg:y2="4.9cm">
          <text:p/>
        </draw:line>
        <draw:frame draw:style-name="gr16" draw:text-style-name="P3" draw:layer="layout" svg:width="6.4cm" svg:height="0.962cm" svg:x="7.9cm" svg:y="3.1cm">
          <draw:text-box>
            <text:p>a est le premier fils</text:p>
          </draw:text-box>
        </draw:frame>
        <draw:frame draw:style-name="gr16" draw:text-style-name="P3" draw:layer="layout" svg:width="5.7cm" svg:height="0.962cm" svg:x="8.1cm" svg:y="5.1cm">
          <draw:text-box>
            <text:p>l est le frère droit</text:p>
          </draw:text-box>
        </draw:frame>
      </draw:page>
      <draw:page draw:name="page3" draw:style-name="dp1" draw:master-page-name="Standard">
        <draw:custom-shape draw:style-name="gr6" draw:text-style-name="P2" draw:layer="layout" svg:width="1cm" svg:height="1cm" svg:x="1.901cm" svg:y="2.6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2.401cm" svg:y1="3.6cm" svg:x2="2.401cm" svg:y2="4.7cm">
          <text:p/>
        </draw:line>
        <draw:custom-shape draw:style-name="gr6" draw:text-style-name="P2" draw:layer="layout" svg:width="1cm" svg:height="1cm" svg:x="1.9cm" svg:y="4.7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4cm" svg:x="1.6cm" svg:y="6.8cm">
          <text:p text:style-name="P1">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2.4cm" svg:y1="5.7cm" svg:x2="2.4cm" svg:y2="6.8cm">
          <text:p/>
        </draw:line>
        <draw:custom-shape draw:style-name="gr14" draw:text-style-name="P2" draw:layer="layout" svg:width="1.6cm" svg:height="1.4cm" svg:x="4.5cm" svg:y="4.5cm">
          <text:p text:style-name="P1">d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2.9cm" svg:y1="5.3cm" svg:x2="4.8cm" svg:y2="5.3cm">
          <text:p/>
        </draw:line>
        <draw:custom-shape draw:style-name="gr17" draw:text-style-name="P1" draw:layer="layout" svg:width="2.5cm" svg:height="0.9cm" svg:x="7.1cm" svg:y="4.9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1cm" svg:x="14.5cm" svg:y="3.5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4cm" svg:x="14.2cm" svg:y="5.6cm">
          <text:p text:style-name="P1">d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15cm" svg:y1="4.5cm" svg:x2="15cm" svg:y2="5.6cm">
          <text:p/>
        </draw:line>
        <draw:frame draw:style-name="gr18" draw:text-style-name="P3" draw:layer="layout" svg:width="3.8cm" svg:height="1.673cm" svg:x="10.8cm" svg:y="4.9cm">
          <draw:text-box>
            <text:p>L’arbre de</text:p>
          </draw:text-box>
        </draw:frame>
        <draw:frame draw:style-name="gr8" draw:text-style-name="P3" draw:layer="layout" svg:width="5.5cm" svg:height="2.384cm" svg:x="16.1cm" svg:y="4.316cm">
          <draw:text-box>
            <text:p>où le premier fils est remplacé par l’arbre de </text:p>
          </draw:text-box>
        </draw:frame>
        <draw:custom-shape draw:style-name="gr6" draw:text-style-name="P2" draw:layer="layout" svg:width="1cm" svg:height="1cm" svg:x="21.5cm" svg:y="3.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.6cm" svg:height="1.4cm" svg:x="21.2cm" svg:y="5.6cm">
          <text:p text:style-name="P1">g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4" draw:layer="layout" svg:x1="22cm" svg:y1="4.5cm" svg:x2="22cm" svg:y2="5.6cm">
          <text:p/>
        </draw:line>
        <draw:frame draw:style-name="gr19" draw:text-style-name="P3" draw:layer="layout" svg:width="4.7cm" svg:height="2.384cm" svg:x="23.7cm" svg:y="4.6cm">
          <draw:text-box>
            <text:p>et devient son frère droit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6T08:12:37.630319941</meta:creation-date>
    <dc:date>2024-04-26T09:09:33.045151526</dc:date>
    <meta:editing-duration>PT53S</meta:editing-duration>
    <meta:editing-cycles>1</meta:editing-cycles>
    <meta:document-statistic meta:object-count="98"/>
    <meta:generator>LibreOffice/6.4.7.2$Linux_X86_64 LibreOffice_project/40$Build-2</meta:generator>
  </office:meta>
</office:document-meta>
</file>